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170" officeooo:paragraph-rsid="0018c170"/>
    </style:style>
    <style:style style:name="P2" style:family="paragraph" style:parent-style-name="Standard">
      <style:text-properties officeooo:rsid="0019a163" officeooo:paragraph-rsid="0019a163"/>
    </style:style>
    <style:style style:name="P3" style:family="paragraph" style:parent-style-name="Standard">
      <style:text-properties officeooo:rsid="001aa1db" officeooo:paragraph-rsid="001aa1db"/>
    </style:style>
    <style:style style:name="P4" style:family="paragraph" style:parent-style-name="Standard">
      <style:text-properties officeooo:rsid="001bc977" officeooo:paragraph-rsid="001bc977"/>
    </style:style>
    <style:style style:name="T1" style:family="text">
      <style:text-properties officeooo:rsid="001bc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ibilité – objets cohérents.</text:p>
      <text:p text:style-name="P1">Modularité: manipuler les concept et pouvoir les échanger;</text:p>
      <text:p text:style-name="P1">maintenabilité. Faire évoluer selon les besoins.</text:p>
      <text:p text:style-name="P1">Testabilité. Pouvoir les méthodes de tester</text:p>
      <text:p text:style-name="P1">tous les professionnels travaillent avec les objets.</text:p>
      <text:p text:style-name="P1"/>
      <text:p text:style-name="P1"/>
      <text:p text:style-name="P1">Objet Panier = </text:p>
      <text:p text:style-name="P1"/>
      <text:p text:style-name="P1">Encapsulation restreindre l'accès à la classe à partir de l'extérieur. API.</text:p>
      <text:p text:style-name="P1">Ex encapsulation.</text:p>
      <text:p text:style-name="P1">Pattern : getters &amp; setters.</text:p>
      <text:p text:style-name="P1"/>
      <text:p text:style-name="P2">Inclusion des classes =&gt; autoloader (composer in symfony ou MPM en Javascript)</text:p>
      <text:p text:style-name="P2"/>
      <text:p text:style-name="P3">Type HINTING =&gt; dire à la méthode que l'on va passer object d'une telle classe.</text:p>
      <text:p text:style-name="P3">Ex: </text:p>
      <text:p text:style-name="P3"/>
      <text:p text:style-name="P4">MVP : minimum viable product. In startu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30:36.276544244</meta:creation-date>
    <dc:date>2017-12-18T19:34:17.187295759</dc:date>
    <meta:editing-duration>PT52M5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86" meta:character-count="568" meta:non-whitespace-character-count="492"/>
  </office:meta>
</office:document-meta>
</file>